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1C000001C70FE4F91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518cm" svg:height="12.3cm" svg:x="-0.352cm" svg:y="0.4cm">
          <draw:image xlink:href="Pictures/100000000000031C000001C70FE4F91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3-26T19:10:15.301000000</dc:date>
    <meta:editing-duration>PT36M32S</meta:editing-duration>
    <meta:editing-cycles>7</meta:editing-cycles>
    <meta:generator>LibreOffice/4.3.2.2$Windows_x86 LibreOffice_project/edfb5295ba211bd31ad47d0bad0118690f76407d</meta:generator>
    <meta:document-statistic meta:object-count="1"/>
  </office:meta>
</office:document-meta>
</file>